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TreeInputHandler.AreaTreeInputHandler( File a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InputHandler.AreaTreeInputHandler( File xmlfile , File xsltfile , Vector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InputHandler.renderTo( FOUserAgent userAgent , String outputFormat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